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4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1 年4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5584" table:style-name="ce13">
            <text:p>235,584</text:p>
          </table:table-cell>
          <table:table-cell office:value-type="float" office:value="117766" table:style-name="ce13">
            <text:p>117,766</text:p>
          </table:table-cell>
          <table:table-cell office:value-type="float" office:value="1696" table:style-name="ce13">
            <text:p>1,696</text:p>
          </table:table-cell>
          <table:table-cell office:value-type="float" office:value="1495" table:style-name="ce13">
            <text:p>1,495</text:p>
          </table:table-cell>
          <table:table-cell office:value-type="float" office:value="166378" table:style-name="ce13">
            <text:p>166,378</text:p>
          </table:table-cell>
          <table:table-cell office:value-type="float" office:value="38958" table:style-name="ce13">
            <text:p>38,958</text:p>
          </table:table-cell>
          <table:table-cell office:value-type="float" office:value="618114" table:style-name="ce13">
            <text:p>618,114</text:p>
          </table:table-cell>
          <table:table-cell office:value-type="float" office:value="482" table:style-name="ce13">
            <text:p>482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.03" table:style-name="ce14">
            <text:p>0.03</text:p>
          </table:table-cell>
          <table:table-cell office:value-type="float" office:value="1451.56" table:style-name="ce14">
            <text:p>1,451.56</text:p>
          </table:table-cell>
          <table:table-cell office:value-type="float" office:value="485" table:style-name="ce13">
            <text:p>485</text:p>
          </table:table-cell>
          <table:table-cell office:value-type="float" office:value="1879" table:style-name="ce13">
            <text:p>1,8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8584" table:style-name="ce13">
            <text:p>358,584</text:p>
          </table:table-cell>
          <table:table-cell office:value-type="float" office:value="147804" table:style-name="ce13">
            <text:p>147,804</text:p>
          </table:table-cell>
          <table:table-cell office:value-type="float" office:value="1880" table:style-name="ce13">
            <text:p>1,880</text:p>
          </table:table-cell>
          <table:table-cell office:value-type="float" office:value="2234" table:style-name="ce13">
            <text:p>2,234</text:p>
          </table:table-cell>
          <table:table-cell office:value-type="float" office:value="342473" table:style-name="ce13">
            <text:p>342,473</text:p>
          </table:table-cell>
          <table:table-cell office:value-type="float" office:value="79474" table:style-name="ce13">
            <text:p>79,474</text:p>
          </table:table-cell>
          <table:table-cell office:value-type="float" office:value="680985" table:style-name="ce13">
            <text:p>680,985</text:p>
          </table:table-cell>
          <table:table-cell office:value-type="float" office:value="656" table:style-name="ce13">
            <text:p>656</text:p>
          </table:table-cell>
          <table:table-cell office:value-type="float" office:value="0.32" table:style-name="ce14">
            <text:p>0.32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775.54" table:style-name="ce14">
            <text:p>775.54</text:p>
          </table:table-cell>
          <table:table-cell office:value-type="float" office:value="2365" table:style-name="ce13">
            <text:p>2,365</text:p>
          </table:table-cell>
          <table:table-cell office:value-type="float" office:value="7182" table:style-name="ce13">
            <text:p>7,1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6206" table:style-name="ce13">
            <text:p>636,206</text:p>
          </table:table-cell>
          <table:table-cell office:value-type="float" office:value="382906" table:style-name="ce13">
            <text:p>382,906</text:p>
          </table:table-cell>
          <table:table-cell office:value-type="float" office:value="7667" table:style-name="ce13">
            <text:p>7,667</text:p>
          </table:table-cell>
          <table:table-cell office:value-type="float" office:value="6822" table:style-name="ce13">
            <text:p>6,822</text:p>
          </table:table-cell>
          <table:table-cell office:value-type="float" office:value="765225" table:style-name="ce13">
            <text:p>765,225</text:p>
          </table:table-cell>
          <table:table-cell office:value-type="float" office:value="492697" table:style-name="ce13">
            <text:p>492,697</text:p>
          </table:table-cell>
          <table:table-cell office:value-type="float" office:value="2830786" table:style-name="ce13">
            <text:p>2,830,786</text:p>
          </table:table-cell>
          <table:table-cell office:value-type="float" office:value="1353" table:style-name="ce13">
            <text:p>1,353</text:p>
          </table:table-cell>
          <table:table-cell office:value-type="float" office:value="0.26" table:style-name="ce14">
            <text:p>0.26</text:p>
          </table:table-cell>
          <table:table-cell office:value-type="float" office:value="0.21" table:style-name="ce14">
            <text:p>0.21</text:p>
          </table:table-cell>
          <table:table-cell office:value-type="float" office:value="436.96" table:style-name="ce14">
            <text:p>436.96</text:p>
          </table:table-cell>
          <table:table-cell office:value-type="float" office:value="4972" table:style-name="ce13">
            <text:p>4,972</text:p>
          </table:table-cell>
          <table:table-cell office:value-type="float" office:value="18599" table:style-name="ce13">
            <text:p>18,59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58140" table:style-name="ce13">
            <text:p>1,458,140</text:p>
          </table:table-cell>
          <table:table-cell office:value-type="float" office:value="884665" table:style-name="ce13">
            <text:p>884,665</text:p>
          </table:table-cell>
          <table:table-cell office:value-type="float" office:value="17015" table:style-name="ce13">
            <text:p>17,015</text:p>
          </table:table-cell>
          <table:table-cell office:value-type="float" office:value="9655" table:style-name="ce13">
            <text:p>9,655</text:p>
          </table:table-cell>
          <table:table-cell office:value-type="float" office:value="1487101" table:style-name="ce13">
            <text:p>1,487,101</text:p>
          </table:table-cell>
          <table:table-cell office:value-type="float" office:value="1957332" table:style-name="ce13">
            <text:p>1,957,332</text:p>
          </table:table-cell>
          <table:table-cell office:value-type="float" office:value="4712869" table:style-name="ce13">
            <text:p>4,712,869</text:p>
          </table:table-cell>
          <table:table-cell office:value-type="float" office:value="8210" table:style-name="ce13">
            <text:p>8,210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298.1600000000001" table:style-name="ce14">
            <text:p>1,298.16</text:p>
          </table:table-cell>
          <table:table-cell office:value-type="float" office:value="5629" table:style-name="ce13">
            <text:p>5,629</text:p>
          </table:table-cell>
          <table:table-cell office:value-type="float" office:value="20303" table:style-name="ce13">
            <text:p>20,3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5876" table:style-name="ce13">
            <text:p>1,035,876</text:p>
          </table:table-cell>
          <table:table-cell office:value-type="float" office:value="789044" table:style-name="ce13">
            <text:p>789,044</text:p>
          </table:table-cell>
          <table:table-cell office:value-type="float" office:value="8586" table:style-name="ce13">
            <text:p>8,586</text:p>
          </table:table-cell>
          <table:table-cell office:value-type="float" office:value="8060" table:style-name="ce13">
            <text:p>8,060</text:p>
          </table:table-cell>
          <table:table-cell office:value-type="float" office:value="969504" table:style-name="ce13">
            <text:p>969,504</text:p>
          </table:table-cell>
          <table:table-cell office:value-type="float" office:value="3286901" table:style-name="ce13">
            <text:p>3,286,901</text:p>
          </table:table-cell>
          <table:table-cell office:value-type="float" office:value="3544204" table:style-name="ce13">
            <text:p>3,544,204</text:p>
          </table:table-cell>
          <table:table-cell office:value-type="float" office:value="1053" table:style-name="ce13">
            <text:p>1,053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519.9" table:style-name="ce14">
            <text:p>519.90</text:p>
          </table:table-cell>
          <table:table-cell office:value-type="float" office:value="0" table:style-name="ce13">
            <text:p>0</text:p>
          </table:table-cell>
          <table:table-cell office:value-type="float" office:value="8265" table:style-name="ce13">
            <text:p>8,2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3123" table:style-name="ce13">
            <text:p>573,123</text:p>
          </table:table-cell>
          <table:table-cell office:value-type="float" office:value="258162" table:style-name="ce13">
            <text:p>258,162</text:p>
          </table:table-cell>
          <table:table-cell office:value-type="float" office:value="6879" table:style-name="ce13">
            <text:p>6,879</text:p>
          </table:table-cell>
          <table:table-cell office:value-type="float" office:value="3022" table:style-name="ce13">
            <text:p>3,022</text:p>
          </table:table-cell>
          <table:table-cell office:value-type="float" office:value="312963" table:style-name="ce13">
            <text:p>312,963</text:p>
          </table:table-cell>
          <table:table-cell office:value-type="float" office:value="376947" table:style-name="ce13">
            <text:p>376,947</text:p>
          </table:table-cell>
          <table:table-cell office:value-type="float" office:value="1561007" table:style-name="ce13">
            <text:p>1,561,007</text:p>
          </table:table-cell>
          <table:table-cell office:value-type="float" office:value="784" table:style-name="ce13">
            <text:p>784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900.15" table:style-name="ce14">
            <text:p>900.15</text:p>
          </table:table-cell>
          <table:table-cell office:value-type="float" office:value="1068" table:style-name="ce13">
            <text:p>1,068</text:p>
          </table:table-cell>
          <table:table-cell office:value-type="float" office:value="4918" table:style-name="ce13">
            <text:p>4,9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51014" table:style-name="ce13">
            <text:p>451,014</text:p>
          </table:table-cell>
          <table:table-cell office:value-type="float" office:value="183542" table:style-name="ce13">
            <text:p>183,542</text:p>
          </table:table-cell>
          <table:table-cell office:value-type="float" office:value="2394" table:style-name="ce13">
            <text:p>2,394</text:p>
          </table:table-cell>
          <table:table-cell office:value-type="float" office:value="1791" table:style-name="ce13">
            <text:p>1,791</text:p>
          </table:table-cell>
          <table:table-cell office:value-type="float" office:value="560591" table:style-name="ce13">
            <text:p>560,591</text:p>
          </table:table-cell>
          <table:table-cell office:value-type="float" office:value="1004398" table:style-name="ce13">
            <text:p>1,004,398</text:p>
          </table:table-cell>
          <table:table-cell office:value-type="float" office:value="1158914" table:style-name="ce13">
            <text:p>1,158,914</text:p>
          </table:table-cell>
          <table:table-cell office:value-type="float" office:value="4293" table:style-name="ce13">
            <text:p>4,293</text:p>
          </table:table-cell>
          <table:table-cell office:value-type="float" office:value="0.19" table:style-name="ce14">
            <text:p>0.19</text:p>
          </table:table-cell>
          <table:table-cell office:value-type="float" office:value="0.15" table:style-name="ce14">
            <text:p>0.15</text:p>
          </table:table-cell>
          <table:table-cell office:value-type="float" office:value="1570.93" table:style-name="ce14">
            <text:p>1,570.93</text:p>
          </table:table-cell>
          <table:table-cell office:value-type="float" office:value="2832" table:style-name="ce13">
            <text:p>2,832</text:p>
          </table:table-cell>
          <table:table-cell office:value-type="float" office:value="9335" table:style-name="ce13">
            <text:p>9,3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443162" table:style-name="ce13">
            <text:p>4,443,162</text:p>
          </table:table-cell>
          <table:table-cell office:value-type="float" office:value="3001913" table:style-name="ce13">
            <text:p>3,001,913</text:p>
          </table:table-cell>
          <table:table-cell office:value-type="float" office:value="55956" table:style-name="ce13">
            <text:p>55,956</text:p>
          </table:table-cell>
          <table:table-cell office:value-type="float" office:value="14899" table:style-name="ce13">
            <text:p>14,899</text:p>
          </table:table-cell>
          <table:table-cell office:value-type="float" office:value="5706362" table:style-name="ce13">
            <text:p>5,706,362</text:p>
          </table:table-cell>
          <table:table-cell office:value-type="float" office:value="23924600" table:style-name="ce13">
            <text:p>23,924,600</text:p>
          </table:table-cell>
          <table:table-cell office:value-type="float" office:value="25223085" table:style-name="ce13">
            <text:p>25,223,085</text:p>
          </table:table-cell>
          <table:table-cell office:value-type="float" office:value="74362" table:style-name="ce13">
            <text:p>74,362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58.87" table:style-name="ce14">
            <text:p>1,458.87</text:p>
          </table:table-cell>
          <table:table-cell office:value-type="float" office:value="14900" table:style-name="ce13">
            <text:p>14,900</text:p>
          </table:table-cell>
          <table:table-cell office:value-type="float" office:value="59643" table:style-name="ce13">
            <text:p>59,64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723573" table:style-name="ce13">
            <text:p>7,723,573</text:p>
          </table:table-cell>
          <table:table-cell office:value-type="float" office:value="5474427" table:style-name="ce13">
            <text:p>5,474,427</text:p>
          </table:table-cell>
          <table:table-cell office:value-type="float" office:value="62517" table:style-name="ce13">
            <text:p>62,517</text:p>
          </table:table-cell>
          <table:table-cell office:value-type="float" office:value="30256" table:style-name="ce13">
            <text:p>30,256</text:p>
          </table:table-cell>
          <table:table-cell office:value-type="float" office:value="17407086" table:style-name="ce13">
            <text:p>17,407,086</text:p>
          </table:table-cell>
          <table:table-cell office:value-type="float" office:value="16991581" table:style-name="ce13">
            <text:p>16,991,581</text:p>
          </table:table-cell>
          <table:table-cell office:value-type="float" office:value="38262300" table:style-name="ce13">
            <text:p>38,262,300</text:p>
          </table:table-cell>
          <table:table-cell office:value-type="float" office:value="191795" table:style-name="ce13">
            <text:p>191,795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513.73" table:style-name="ce14">
            <text:p>1,513.73</text:p>
          </table:table-cell>
          <table:table-cell office:value-type="float" office:value="24796" table:style-name="ce13">
            <text:p>24,796</text:p>
          </table:table-cell>
          <table:table-cell office:value-type="float" office:value="99605" table:style-name="ce13">
            <text:p>99,60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581" table:style-name="ce13">
            <text:p>15,581</text:p>
          </table:table-cell>
          <table:table-cell office:value-type="float" office:value="5195" table:style-name="ce13">
            <text:p>5,195</text:p>
          </table:table-cell>
          <table:table-cell office:value-type="float" office:value="22" table:style-name="ce13">
            <text:p>22</text:p>
          </table:table-cell>
          <table:table-cell office:value-type="float" office:value="51" table:style-name="ce13">
            <text:p>51</text:p>
          </table:table-cell>
          <table:table-cell office:value-type="float" office:value="14244" table:style-name="ce13">
            <text:p>14,244</text:p>
          </table:table-cell>
          <table:table-cell office:value-type="float" office:value="432" table:style-name="ce13">
            <text:p>432</text:p>
          </table:table-cell>
          <table:table-cell office:value-type="float" office:value="143411" table:style-name="ce13">
            <text:p>143,411</text:p>
          </table:table-cell>
          <table:table-cell office:value-type="float" office:value="73" table:style-name="ce13">
            <text:p>73</text:p>
          </table:table-cell>
          <table:table-cell office:value-type="float" office:value="0.16" table:style-name="ce14">
            <text:p>0.16</text:p>
          </table:table-cell>
          <table:table-cell office:value-type="float" office:value="0.16" table:style-name="ce14">
            <text:p>0.16</text:p>
          </table:table-cell>
          <table:table-cell office:value-type="float" office:value="447.76" table:style-name="ce14">
            <text:p>447.76</text:p>
          </table:table-cell>
          <table:table-cell office:value-type="float" office:value="1" table:style-name="ce13">
            <text:p>1</text:p>
          </table:table-cell>
          <table:table-cell office:value-type="float" office:value="28" table:style-name="ce13">
            <text:p>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67266" table:style-name="ce13">
            <text:p>1,067,266</text:p>
          </table:table-cell>
          <table:table-cell office:value-type="float" office:value="630498" table:style-name="ce13">
            <text:p>630,498</text:p>
          </table:table-cell>
          <table:table-cell office:value-type="float" office:value="7508" table:style-name="ce13">
            <text:p>7,508</text:p>
          </table:table-cell>
          <table:table-cell office:value-type="float" office:value="4044" table:style-name="ce13">
            <text:p>4,044</text:p>
          </table:table-cell>
          <table:table-cell office:value-type="float" office:value="1727721" table:style-name="ce13">
            <text:p>1,727,721</text:p>
          </table:table-cell>
          <table:table-cell office:value-type="float" office:value="3273521" table:style-name="ce13">
            <text:p>3,273,521</text:p>
          </table:table-cell>
          <table:table-cell office:value-type="float" office:value="3261650" table:style-name="ce13">
            <text:p>3,261,650</text:p>
          </table:table-cell>
          <table:table-cell office:value-type="float" office:value="9206" table:style-name="ce13">
            <text:p>9,206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.06" table:style-name="ce14">
            <text:p>0.06</text:p>
          </table:table-cell>
          <table:table-cell office:value-type="float" office:value="530.84" table:style-name="ce14">
            <text:p>530.84</text:p>
          </table:table-cell>
          <table:table-cell office:value-type="float" office:value="5993" table:style-name="ce13">
            <text:p>5,993</text:p>
          </table:table-cell>
          <table:table-cell office:value-type="float" office:value="22001" table:style-name="ce13">
            <text:p>22,00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798477" table:style-name="ce13">
            <text:p>2,798,477</text:p>
          </table:table-cell>
          <table:table-cell office:value-type="float" office:value="2081169" table:style-name="ce13">
            <text:p>2,081,169</text:p>
          </table:table-cell>
          <table:table-cell office:value-type="float" office:value="15376" table:style-name="ce13">
            <text:p>15,376</text:p>
          </table:table-cell>
          <table:table-cell office:value-type="float" office:value="26529" table:style-name="ce13">
            <text:p>26,529</text:p>
          </table:table-cell>
          <table:table-cell office:value-type="float" office:value="9820277" table:style-name="ce13">
            <text:p>9,820,277</text:p>
          </table:table-cell>
          <table:table-cell office:value-type="float" office:value="10264117" table:style-name="ce13">
            <text:p>10,264,117</text:p>
          </table:table-cell>
          <table:table-cell office:value-type="float" office:value="15863216" table:style-name="ce13">
            <text:p>15,863,216</text:p>
          </table:table-cell>
          <table:table-cell office:value-type="float" office:value="104260" table:style-name="ce13">
            <text:p>104,260</text:p>
          </table:table-cell>
          <table:table-cell office:value-type="float" office:value="0.4" table:style-name="ce14">
            <text:p>0.40</text:p>
          </table:table-cell>
          <table:table-cell office:value-type="float" office:value="0.08" table:style-name="ce14">
            <text:p>0.08</text:p>
          </table:table-cell>
          <table:table-cell office:value-type="float" office:value="540.87" table:style-name="ce14">
            <text:p>540.87</text:p>
          </table:table-cell>
          <table:table-cell office:value-type="float" office:value="27980" table:style-name="ce13">
            <text:p>27,980</text:p>
          </table:table-cell>
          <table:table-cell office:value-type="float" office:value="138308" table:style-name="ce13">
            <text:p>138,3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2856" table:style-name="ce13">
            <text:p>192,856</text:p>
          </table:table-cell>
          <table:table-cell office:value-type="float" office:value="100947" table:style-name="ce13">
            <text:p>100,947</text:p>
          </table:table-cell>
          <table:table-cell office:value-type="float" office:value="1412" table:style-name="ce13">
            <text:p>1,412</text:p>
          </table:table-cell>
          <table:table-cell office:value-type="float" office:value="774" table:style-name="ce13">
            <text:p>774</text:p>
          </table:table-cell>
          <table:table-cell office:value-type="float" office:value="283762" table:style-name="ce13">
            <text:p>283,762</text:p>
          </table:table-cell>
          <table:table-cell office:value-type="float" office:value="61714" table:style-name="ce13">
            <text:p>61,714</text:p>
          </table:table-cell>
          <table:table-cell office:value-type="float" office:value="723670" table:style-name="ce13">
            <text:p>723,670</text:p>
          </table:table-cell>
          <table:table-cell office:value-type="float" office:value="2003" table:style-name="ce13">
            <text:p>2,003</text:p>
          </table:table-cell>
          <table:table-cell office:value-type="float" office:value="0.18" table:style-name="ce14">
            <text:p>0.18</text:p>
          </table:table-cell>
          <table:table-cell office:value-type="float" office:value="0.01" table:style-name="ce14">
            <text:p>0.01</text:p>
          </table:table-cell>
          <table:table-cell office:value-type="float" office:value="307.23" table:style-name="ce14">
            <text:p>307.23</text:p>
          </table:table-cell>
          <table:table-cell office:value-type="float" office:value="0" table:style-name="ce13">
            <text:p>0</text:p>
          </table:table-cell>
          <table:table-cell office:value-type="float" office:value="3134" table:style-name="ce13">
            <text:p>3,1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62323" table:style-name="ce13">
            <text:p>362,323</text:p>
          </table:table-cell>
          <table:table-cell office:value-type="float" office:value="238404" table:style-name="ce13">
            <text:p>238,404</text:p>
          </table:table-cell>
          <table:table-cell office:value-type="float" office:value="875" table:style-name="ce13">
            <text:p>875</text:p>
          </table:table-cell>
          <table:table-cell office:value-type="float" office:value="4812" table:style-name="ce13">
            <text:p>4,812</text:p>
          </table:table-cell>
          <table:table-cell office:value-type="float" office:value="975338" table:style-name="ce13">
            <text:p>975,338</text:p>
          </table:table-cell>
          <table:table-cell office:value-type="float" office:value="391830" table:style-name="ce13">
            <text:p>391,830</text:p>
          </table:table-cell>
          <table:table-cell office:value-type="float" office:value="1697212" table:style-name="ce13">
            <text:p>1,697,212</text:p>
          </table:table-cell>
          <table:table-cell office:value-type="float" office:value="3647" table:style-name="ce13">
            <text:p>3,647</text:p>
          </table:table-cell>
          <table:table-cell office:value-type="float" office:value="0.22" table:style-name="ce14">
            <text:p>0.22</text:p>
          </table:table-cell>
          <table:table-cell office:value-type="float" office:value="0" table:style-name="ce14">
            <text:p>0.00</text:p>
          </table:table-cell>
          <table:table-cell office:value-type="float" office:value="946.27" table:style-name="ce14">
            <text:p>946.27</text:p>
          </table:table-cell>
          <table:table-cell office:value-type="float" office:value="5277" table:style-name="ce13">
            <text:p>5,277</text:p>
          </table:table-cell>
          <table:table-cell office:value-type="float" office:value="15200" table:style-name="ce13">
            <text:p>15,2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63116" table:style-name="ce13">
            <text:p>163,116</text:p>
          </table:table-cell>
          <table:table-cell office:value-type="float" office:value="79424" table:style-name="ce13">
            <text:p>79,424</text:p>
          </table:table-cell>
          <table:table-cell office:value-type="float" office:value="1470" table:style-name="ce13">
            <text:p>1,470</text:p>
          </table:table-cell>
          <table:table-cell office:value-type="float" office:value="978" table:style-name="ce13">
            <text:p>978</text:p>
          </table:table-cell>
          <table:table-cell office:value-type="float" office:value="196227" table:style-name="ce13">
            <text:p>196,227</text:p>
          </table:table-cell>
          <table:table-cell office:value-type="float" office:value="52842" table:style-name="ce13">
            <text:p>52,842</text:p>
          </table:table-cell>
          <table:table-cell office:value-type="float" office:value="483910" table:style-name="ce13">
            <text:p>483,910</text:p>
          </table:table-cell>
          <table:table-cell office:value-type="float" office:value="207" table:style-name="ce13">
            <text:p>207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01" table:style-name="ce14">
            <text:p>0.01</text:p>
          </table:table-cell>
          <table:table-cell office:value-type="float" office:value="1796.63" table:style-name="ce14">
            <text:p>1,796.63</text:p>
          </table:table-cell>
          <table:table-cell office:value-type="float" office:value="2397" table:style-name="ce13">
            <text:p>2,397</text:p>
          </table:table-cell>
          <table:table-cell office:value-type="float" office:value="5573" table:style-name="ce13">
            <text:p>5,57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37880" table:style-name="ce13">
            <text:p>637,880</text:p>
          </table:table-cell>
          <table:table-cell office:value-type="float" office:value="431145" table:style-name="ce13">
            <text:p>431,145</text:p>
          </table:table-cell>
          <table:table-cell office:value-type="float" office:value="6425" table:style-name="ce13">
            <text:p>6,425</text:p>
          </table:table-cell>
          <table:table-cell office:value-type="float" office:value="5177" table:style-name="ce13">
            <text:p>5,177</text:p>
          </table:table-cell>
          <table:table-cell office:value-type="float" office:value="1746463" table:style-name="ce13">
            <text:p>1,746,463</text:p>
          </table:table-cell>
          <table:table-cell office:value-type="float" office:value="1279542" table:style-name="ce13">
            <text:p>1,279,542</text:p>
          </table:table-cell>
          <table:table-cell office:value-type="float" office:value="4679796" table:style-name="ce13">
            <text:p>4,679,796</text:p>
          </table:table-cell>
          <table:table-cell office:value-type="float" office:value="20053" table:style-name="ce13">
            <text:p>20,053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2137.15" table:style-name="ce14">
            <text:p>2,137.15</text:p>
          </table:table-cell>
          <table:table-cell office:value-type="float" office:value="3074" table:style-name="ce13">
            <text:p>3,074</text:p>
          </table:table-cell>
          <table:table-cell office:value-type="float" office:value="15426" table:style-name="ce13">
            <text:p>15,42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57" table:style-name="ce13">
            <text:p>9,057</text:p>
          </table:table-cell>
          <table:table-cell office:value-type="float" office:value="4844" table:style-name="ce13">
            <text:p>4,844</text:p>
          </table:table-cell>
          <table:table-cell office:value-type="float" office:value="19" table:style-name="ce13">
            <text:p>19</text:p>
          </table:table-cell>
          <table:table-cell office:value-type="float" office:value="21" table:style-name="ce13">
            <text:p>21</text:p>
          </table:table-cell>
          <table:table-cell office:value-type="float" office:value="8707" table:style-name="ce13">
            <text:p>8,707</text:p>
          </table:table-cell>
          <table:table-cell office:value-type="float" office:value="2222" table:style-name="ce13">
            <text:p>2,222</text:p>
          </table:table-cell>
          <table:table-cell office:value-type="float" office:value="33607" table:style-name="ce13">
            <text:p>33,607</text:p>
          </table:table-cell>
          <table:table-cell office:value-type="float" office:value="0" table:style-name="ce13">
            <text:p>0</text:p>
          </table:table-cell>
          <table:table-cell office:value-type="float" office:value="0.05" table:style-name="ce14">
            <text:p>0.05</text:p>
          </table:table-cell>
          <table:table-cell office:value-type="float" office:value="0.05" table:style-name="ce14">
            <text:p>0.05</text:p>
          </table:table-cell>
          <table:table-cell office:value-type="float" office:value="596.15" table:style-name="ce14">
            <text:p>596.15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1020411" table:style-name="ce13">
            <text:p>1,020,411</text:p>
          </table:table-cell>
          <table:table-cell office:value-type="float" office:value="602387" table:style-name="ce13">
            <text:p>602,387</text:p>
          </table:table-cell>
          <table:table-cell office:value-type="float" office:value="27395" table:style-name="ce13">
            <text:p>27,395</text:p>
          </table:table-cell>
          <table:table-cell office:value-type="float" office:value="5452" table:style-name="ce13">
            <text:p>5,452</text:p>
          </table:table-cell>
          <table:table-cell office:value-type="float" office:value="1501375" table:style-name="ce13">
            <text:p>1,501,375</text:p>
          </table:table-cell>
          <table:table-cell office:value-type="float" office:value="1970512" table:style-name="ce13">
            <text:p>1,970,512</text:p>
          </table:table-cell>
          <table:table-cell office:value-type="float" office:value="3299441" table:style-name="ce13">
            <text:p>3,299,441</text:p>
          </table:table-cell>
          <table:table-cell office:value-type="float" office:value="4524" table:style-name="ce13">
            <text:p>4,524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261.77" table:style-name="ce14">
            <text:p>261.77</text:p>
          </table:table-cell>
          <table:table-cell office:value-type="float" office:value="5175" table:style-name="ce13">
            <text:p>5,175</text:p>
          </table:table-cell>
          <table:table-cell office:value-type="float" office:value="17536" table:style-name="ce13">
            <text:p>17,5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1497" table:style-name="ce13">
            <text:p>111,497</text:p>
          </table:table-cell>
          <table:table-cell office:value-type="float" office:value="54584" table:style-name="ce13">
            <text:p>54,584</text:p>
          </table:table-cell>
          <table:table-cell office:value-type="float" office:value="1576" table:style-name="ce13">
            <text:p>1,576</text:p>
          </table:table-cell>
          <table:table-cell office:value-type="float" office:value="922" table:style-name="ce13">
            <text:p>922</text:p>
          </table:table-cell>
          <table:table-cell office:value-type="float" office:value="168411" table:style-name="ce13">
            <text:p>168,411</text:p>
          </table:table-cell>
          <table:table-cell office:value-type="float" office:value="81461" table:style-name="ce13">
            <text:p>81,461</text:p>
          </table:table-cell>
          <table:table-cell office:value-type="float" office:value="303987" table:style-name="ce13">
            <text:p>303,987</text:p>
          </table:table-cell>
          <table:table-cell office:value-type="float" office:value="171" table:style-name="ce13">
            <text:p>171</text:p>
          </table:table-cell>
          <table:table-cell office:value-type="float" office:value="0.37" table:style-name="ce14">
            <text:p>0.37</text:p>
          </table:table-cell>
          <table:table-cell office:value-type="float" office:value="0.03" table:style-name="ce14">
            <text:p>0.03</text:p>
          </table:table-cell>
          <table:table-cell office:value-type="float" office:value="476.61" table:style-name="ce14">
            <text:p>476.61</text:p>
          </table:table-cell>
          <table:table-cell office:value-type="float" office:value="0" table:style-name="ce13">
            <text:p>0</text:p>
          </table:table-cell>
          <table:table-cell office:value-type="float" office:value="2729" table:style-name="ce13">
            <text:p>2,7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7514" table:style-name="ce13">
            <text:p>17,514</text:p>
          </table:table-cell>
          <table:table-cell office:value-type="float" office:value="11505" table:style-name="ce13">
            <text:p>11,505</text:p>
          </table:table-cell>
          <table:table-cell office:value-type="float" office:value="460" table:style-name="ce13">
            <text:p>460</text:p>
          </table:table-cell>
          <table:table-cell office:value-type="float" office:value="52" table:style-name="ce13">
            <text:p>52</text:p>
          </table:table-cell>
          <table:table-cell office:value-type="float" office:value="17286" table:style-name="ce13">
            <text:p>17,286</text:p>
          </table:table-cell>
          <table:table-cell office:value-type="float" office:value="13290" table:style-name="ce13">
            <text:p>13,290</text:p>
          </table:table-cell>
          <table:table-cell office:value-type="float" office:value="106951" table:style-name="ce13">
            <text:p>106,951</text:p>
          </table:table-cell>
          <table:table-cell office:value-type="float" office:value="38" table:style-name="ce13">
            <text:p>38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2604.63" table:style-name="ce14">
            <text:p>2,604.63</text:p>
          </table:table-cell>
          <table:table-cell office:value-type="float" office:value="18" table:style-name="ce13">
            <text:p>18</text:p>
          </table:table-cell>
          <table:table-cell office:value-type="float" office:value="86" table:style-name="ce13">
            <text:p>8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303098" table:style-name="ce13">
            <text:p>2,303,098</text:p>
          </table:table-cell>
          <table:table-cell office:value-type="float" office:value="1337384" table:style-name="ce13">
            <text:p>1,337,384</text:p>
          </table:table-cell>
          <table:table-cell office:value-type="float" office:value="22206" table:style-name="ce13">
            <text:p>22,206</text:p>
          </table:table-cell>
          <table:table-cell office:value-type="float" office:value="14282" table:style-name="ce13">
            <text:p>14,282</text:p>
          </table:table-cell>
          <table:table-cell office:value-type="float" office:value="5213914" table:style-name="ce13">
            <text:p>5,213,914</text:p>
          </table:table-cell>
          <table:table-cell office:value-type="float" office:value="4327215" table:style-name="ce13">
            <text:p>4,327,215</text:p>
          </table:table-cell>
          <table:table-cell office:value-type="float" office:value="8120550" table:style-name="ce13">
            <text:p>8,120,550</text:p>
          </table:table-cell>
          <table:table-cell office:value-type="float" office:value="48260" table:style-name="ce13">
            <text:p>48,260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80.54" table:style-name="ce14">
            <text:p>180.54</text:p>
          </table:table-cell>
          <table:table-cell office:value-type="float" office:value="10771" table:style-name="ce13">
            <text:p>10,771</text:p>
          </table:table-cell>
          <table:table-cell office:value-type="float" office:value="45528" table:style-name="ce13">
            <text:p>45,5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66844" table:style-name="ce13">
            <text:p>1,566,844</text:p>
          </table:table-cell>
          <table:table-cell office:value-type="float" office:value="1007260" table:style-name="ce13">
            <text:p>1,007,260</text:p>
          </table:table-cell>
          <table:table-cell office:value-type="float" office:value="11717" table:style-name="ce13">
            <text:p>11,717</text:p>
          </table:table-cell>
          <table:table-cell office:value-type="float" office:value="9293" table:style-name="ce13">
            <text:p>9,293</text:p>
          </table:table-cell>
          <table:table-cell office:value-type="float" office:value="3716967" table:style-name="ce13">
            <text:p>3,716,967</text:p>
          </table:table-cell>
          <table:table-cell office:value-type="float" office:value="4536122" table:style-name="ce13">
            <text:p>4,536,122</text:p>
          </table:table-cell>
          <table:table-cell office:value-type="float" office:value="3737976" table:style-name="ce13">
            <text:p>3,737,976</text:p>
          </table:table-cell>
          <table:table-cell office:value-type="float" office:value="98672" table:style-name="ce13">
            <text:p>98,672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08" table:style-name="ce14">
            <text:p>0.08</text:p>
          </table:table-cell>
          <table:table-cell office:value-type="float" office:value="105.19" table:style-name="ce14">
            <text:p>105.19</text:p>
          </table:table-cell>
          <table:table-cell office:value-type="float" office:value="9658" table:style-name="ce13">
            <text:p>9,658</text:p>
          </table:table-cell>
          <table:table-cell office:value-type="float" office:value="39134" table:style-name="ce13">
            <text:p>39,1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76329" table:style-name="ce13">
            <text:p>1,176,329</text:p>
          </table:table-cell>
          <table:table-cell office:value-type="float" office:value="558293" table:style-name="ce13">
            <text:p>558,293</text:p>
          </table:table-cell>
          <table:table-cell office:value-type="float" office:value="4581" table:style-name="ce13">
            <text:p>4,581</text:p>
          </table:table-cell>
          <table:table-cell office:value-type="float" office:value="5084" table:style-name="ce13">
            <text:p>5,084</text:p>
          </table:table-cell>
          <table:table-cell office:value-type="float" office:value="1180728" table:style-name="ce13">
            <text:p>1,180,728</text:p>
          </table:table-cell>
          <table:table-cell office:value-type="float" office:value="2846302" table:style-name="ce13">
            <text:p>2,846,302</text:p>
          </table:table-cell>
          <table:table-cell office:value-type="float" office:value="3584420" table:style-name="ce13">
            <text:p>3,584,420</text:p>
          </table:table-cell>
          <table:table-cell office:value-type="float" office:value="16715" table:style-name="ce13">
            <text:p>16,715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90.09" table:style-name="ce14">
            <text:p>790.09</text:p>
          </table:table-cell>
          <table:table-cell office:value-type="float" office:value="3340" table:style-name="ce13">
            <text:p>3,340</text:p>
          </table:table-cell>
          <table:table-cell office:value-type="float" office:value="13342" table:style-name="ce13">
            <text:p>13,34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227849" table:style-name="ce13">
            <text:p>2,227,849</text:p>
          </table:table-cell>
          <table:table-cell office:value-type="float" office:value="1200309" table:style-name="ce13">
            <text:p>1,200,309</text:p>
          </table:table-cell>
          <table:table-cell office:value-type="float" office:value="15803" table:style-name="ce13">
            <text:p>15,803</text:p>
          </table:table-cell>
          <table:table-cell office:value-type="float" office:value="6452" table:style-name="ce13">
            <text:p>6,452</text:p>
          </table:table-cell>
          <table:table-cell office:value-type="float" office:value="3871653" table:style-name="ce13">
            <text:p>3,871,653</text:p>
          </table:table-cell>
          <table:table-cell office:value-type="float" office:value="5136959" table:style-name="ce13">
            <text:p>5,136,959</text:p>
          </table:table-cell>
          <table:table-cell office:value-type="float" office:value="9382218" table:style-name="ce13">
            <text:p>9,382,218</text:p>
          </table:table-cell>
          <table:table-cell office:value-type="float" office:value="67479" table:style-name="ce13">
            <text:p>67,479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925.12" table:style-name="ce14">
            <text:p>925.12</text:p>
          </table:table-cell>
          <table:table-cell office:value-type="float" office:value="14936" table:style-name="ce13">
            <text:p>14,936</text:p>
          </table:table-cell>
          <table:table-cell office:value-type="float" office:value="39667" table:style-name="ce13">
            <text:p>39,66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680972" table:style-name="ce13">
            <text:p>6,680,972</text:p>
          </table:table-cell>
          <table:table-cell office:value-type="float" office:value="4532724" table:style-name="ce13">
            <text:p>4,532,724</text:p>
          </table:table-cell>
          <table:table-cell office:value-type="float" office:value="32952" table:style-name="ce13">
            <text:p>32,952</text:p>
          </table:table-cell>
          <table:table-cell office:value-type="float" office:value="21011" table:style-name="ce13">
            <text:p>21,011</text:p>
          </table:table-cell>
          <table:table-cell office:value-type="float" office:value="12199172" table:style-name="ce13">
            <text:p>12,199,172</text:p>
          </table:table-cell>
          <table:table-cell office:value-type="float" office:value="16643795" table:style-name="ce13">
            <text:p>16,643,795</text:p>
          </table:table-cell>
          <table:table-cell office:value-type="float" office:value="32820369" table:style-name="ce13">
            <text:p>32,820,369</text:p>
          </table:table-cell>
          <table:table-cell office:value-type="float" office:value="235732" table:style-name="ce13">
            <text:p>235,732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546.14" table:style-name="ce14">
            <text:p>546.14</text:p>
          </table:table-cell>
          <table:table-cell office:value-type="float" office:value="36220" table:style-name="ce13">
            <text:p>36,220</text:p>
          </table:table-cell>
          <table:table-cell office:value-type="float" office:value="115739" table:style-name="ce13">
            <text:p>115,7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9698" table:style-name="ce13">
            <text:p>379,698</text:p>
          </table:table-cell>
          <table:table-cell office:value-type="float" office:value="192205" table:style-name="ce13">
            <text:p>192,205</text:p>
          </table:table-cell>
          <table:table-cell office:value-type="float" office:value="2970" table:style-name="ce13">
            <text:p>2,970</text:p>
          </table:table-cell>
          <table:table-cell office:value-type="float" office:value="2312" table:style-name="ce13">
            <text:p>2,312</text:p>
          </table:table-cell>
          <table:table-cell office:value-type="float" office:value="1109402" table:style-name="ce13">
            <text:p>1,109,402</text:p>
          </table:table-cell>
          <table:table-cell office:value-type="float" office:value="888378" table:style-name="ce13">
            <text:p>888,378</text:p>
          </table:table-cell>
          <table:table-cell office:value-type="float" office:value="891284" table:style-name="ce13">
            <text:p>891,284</text:p>
          </table:table-cell>
          <table:table-cell office:value-type="float" office:value="5518" table:style-name="ce13">
            <text:p>5,518</text:p>
          </table:table-cell>
          <table:table-cell office:value-type="float" office:value="0.79" table:style-name="ce14">
            <text:p>0.79</text:p>
          </table:table-cell>
          <table:table-cell office:value-type="float" office:value="0.39" table:style-name="ce14">
            <text:p>0.39</text:p>
          </table:table-cell>
          <table:table-cell office:value-type="float" office:value="149.57" table:style-name="ce14">
            <text:p>149.57</text:p>
          </table:table-cell>
          <table:table-cell office:value-type="float" office:value="6951" table:style-name="ce13">
            <text:p>6,951</text:p>
          </table:table-cell>
          <table:table-cell office:value-type="float" office:value="23163" table:style-name="ce13">
            <text:p>23,16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29801" table:style-name="ce13">
            <text:p>629,801</text:p>
          </table:table-cell>
          <table:table-cell office:value-type="float" office:value="322132" table:style-name="ce13">
            <text:p>322,132</text:p>
          </table:table-cell>
          <table:table-cell office:value-type="float" office:value="4438" table:style-name="ce13">
            <text:p>4,438</text:p>
          </table:table-cell>
          <table:table-cell office:value-type="float" office:value="3272" table:style-name="ce13">
            <text:p>3,272</text:p>
          </table:table-cell>
          <table:table-cell office:value-type="float" office:value="1251742" table:style-name="ce13">
            <text:p>1,251,742</text:p>
          </table:table-cell>
          <table:table-cell office:value-type="float" office:value="2081739" table:style-name="ce13">
            <text:p>2,081,739</text:p>
          </table:table-cell>
          <table:table-cell office:value-type="float" office:value="2864819" table:style-name="ce13">
            <text:p>2,864,819</text:p>
          </table:table-cell>
          <table:table-cell office:value-type="float" office:value="19955" table:style-name="ce13">
            <text:p>19,955</text:p>
          </table:table-cell>
          <table:table-cell office:value-type="float" office:value="0.54" table:style-name="ce14">
            <text:p>0.54</text:p>
          </table:table-cell>
          <table:table-cell office:value-type="float" office:value="0" table:style-name="ce14">
            <text:p>0.00</text:p>
          </table:table-cell>
          <table:table-cell office:value-type="float" office:value="435.63" table:style-name="ce14">
            <text:p>435.63</text:p>
          </table:table-cell>
          <table:table-cell office:value-type="float" office:value="14755" table:style-name="ce13">
            <text:p>14,755</text:p>
          </table:table-cell>
          <table:table-cell office:value-type="float" office:value="40827" table:style-name="ce13">
            <text:p>40,8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118889" table:style-name="ce13">
            <text:p>6,118,889</text:p>
          </table:table-cell>
          <table:table-cell office:value-type="float" office:value="4111663" table:style-name="ce13">
            <text:p>4,111,663</text:p>
          </table:table-cell>
          <table:table-cell office:value-type="float" office:value="48784" table:style-name="ce13">
            <text:p>48,784</text:p>
          </table:table-cell>
          <table:table-cell office:value-type="float" office:value="29213" table:style-name="ce13">
            <text:p>29,213</text:p>
          </table:table-cell>
          <table:table-cell office:value-type="float" office:value="9684165" table:style-name="ce13">
            <text:p>9,684,165</text:p>
          </table:table-cell>
          <table:table-cell office:value-type="float" office:value="19736500" table:style-name="ce13">
            <text:p>19,736,500</text:p>
          </table:table-cell>
          <table:table-cell office:value-type="float" office:value="26652319" table:style-name="ce13">
            <text:p>26,652,319</text:p>
          </table:table-cell>
          <table:table-cell office:value-type="float" office:value="137433" table:style-name="ce13">
            <text:p>137,433</text:p>
          </table:table-cell>
          <table:table-cell office:value-type="float" office:value="0.13" table:style-name="ce14">
            <text:p>0.13</text:p>
          </table:table-cell>
          <table:table-cell office:value-type="float" office:value="0.01" table:style-name="ce14">
            <text:p>0.01</text:p>
          </table:table-cell>
          <table:table-cell office:value-type="float" office:value="1029.22" table:style-name="ce14">
            <text:p>1,029.22</text:p>
          </table:table-cell>
          <table:table-cell office:value-type="float" office:value="16463" table:style-name="ce13">
            <text:p>16,463</text:p>
          </table:table-cell>
          <table:table-cell office:value-type="float" office:value="59288" table:style-name="ce13">
            <text:p>59,2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7498" table:style-name="ce13">
            <text:p>137,498</text:p>
          </table:table-cell>
          <table:table-cell office:value-type="float" office:value="78651" table:style-name="ce13">
            <text:p>78,651</text:p>
          </table:table-cell>
          <table:table-cell office:value-type="float" office:value="125" table:style-name="ce13">
            <text:p>125</text:p>
          </table:table-cell>
          <table:table-cell office:value-type="float" office:value="488" table:style-name="ce13">
            <text:p>488</text:p>
          </table:table-cell>
          <table:table-cell office:value-type="float" office:value="219776" table:style-name="ce13">
            <text:p>219,776</text:p>
          </table:table-cell>
          <table:table-cell office:value-type="float" office:value="62135" table:style-name="ce13">
            <text:p>62,135</text:p>
          </table:table-cell>
          <table:table-cell office:value-type="float" office:value="219807" table:style-name="ce13">
            <text:p>219,807</text:p>
          </table:table-cell>
          <table:table-cell office:value-type="float" office:value="1455" table:style-name="ce13">
            <text:p>1,455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010.23" table:style-name="ce14">
            <text:p>1,010.23</text:p>
          </table:table-cell>
          <table:table-cell office:value-type="float" office:value="486" table:style-name="ce13">
            <text:p>486</text:p>
          </table:table-cell>
          <table:table-cell office:value-type="float" office:value="1526" table:style-name="ce13">
            <text:p>1,52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728" table:style-name="ce13">
            <text:p>123,728</text:p>
          </table:table-cell>
          <table:table-cell office:value-type="float" office:value="53356" table:style-name="ce13">
            <text:p>53,356</text:p>
          </table:table-cell>
          <table:table-cell office:value-type="float" office:value="347" table:style-name="ce13">
            <text:p>347</text:p>
          </table:table-cell>
          <table:table-cell office:value-type="float" office:value="409" table:style-name="ce13">
            <text:p>409</text:p>
          </table:table-cell>
          <table:table-cell office:value-type="float" office:value="178864" table:style-name="ce13">
            <text:p>178,864</text:p>
          </table:table-cell>
          <table:table-cell office:value-type="float" office:value="1100828" table:style-name="ce13">
            <text:p>1,100,828</text:p>
          </table:table-cell>
          <table:table-cell office:value-type="float" office:value="301105" table:style-name="ce13">
            <text:p>301,105</text:p>
          </table:table-cell>
          <table:table-cell office:value-type="float" office:value="273" table:style-name="ce13">
            <text:p>273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13" table:style-name="ce14">
            <text:p>0.13</text:p>
          </table:table-cell>
          <table:table-cell office:value-type="float" office:value="260.52999999999997" table:style-name="ce14">
            <text:p>260.5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8032424" table:style-name="ce13">
            <text:p>8,032,424</text:p>
          </table:table-cell>
          <table:table-cell office:value-type="float" office:value="5045493" table:style-name="ce13">
            <text:p>5,045,493</text:p>
          </table:table-cell>
          <table:table-cell office:value-type="float" office:value="91753" table:style-name="ce13">
            <text:p>91,753</text:p>
          </table:table-cell>
          <table:table-cell office:value-type="float" office:value="30090" table:style-name="ce13">
            <text:p>30,090</text:p>
          </table:table-cell>
          <table:table-cell office:value-type="float" office:value="14841286" table:style-name="ce13">
            <text:p>14,841,286</text:p>
          </table:table-cell>
          <table:table-cell office:value-type="float" office:value="23671706" table:style-name="ce13">
            <text:p>23,671,706</text:p>
          </table:table-cell>
          <table:table-cell office:value-type="float" office:value="37528241" table:style-name="ce13">
            <text:p>37,528,241</text:p>
          </table:table-cell>
          <table:table-cell office:value-type="float" office:value="540826" table:style-name="ce13">
            <text:p>540,826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42.76" table:style-name="ce14">
            <text:p>442.76</text:p>
          </table:table-cell>
          <table:table-cell office:value-type="float" office:value="55847" table:style-name="ce13">
            <text:p>55,847</text:p>
          </table:table-cell>
          <table:table-cell office:value-type="float" office:value="202472" table:style-name="ce13">
            <text:p>202,47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600450" table:style-name="ce13">
            <text:p>600,450</text:p>
          </table:table-cell>
          <table:table-cell office:value-type="float" office:value="192270" table:style-name="ce13">
            <text:p>192,270</text:p>
          </table:table-cell>
          <table:table-cell office:value-type="float" office:value="826" table:style-name="ce13">
            <text:p>826</text:p>
          </table:table-cell>
          <table:table-cell office:value-type="float" office:value="6954" table:style-name="ce13">
            <text:p>6,954</text:p>
          </table:table-cell>
          <table:table-cell office:value-type="float" office:value="525780" table:style-name="ce13">
            <text:p>525,780</text:p>
          </table:table-cell>
          <table:table-cell office:value-type="float" office:value="736180" table:style-name="ce13">
            <text:p>736,180</text:p>
          </table:table-cell>
          <table:table-cell office:value-type="float" office:value="706356" table:style-name="ce13">
            <text:p>706,356</text:p>
          </table:table-cell>
          <table:table-cell office:value-type="float" office:value="5315" table:style-name="ce13">
            <text:p>5,315</text:p>
          </table:table-cell>
          <table:table-cell office:value-type="float" office:value="2.08" table:style-name="ce14">
            <text:p>2.08</text:p>
          </table:table-cell>
          <table:table-cell office:value-type="float" office:value="0.93" table:style-name="ce14">
            <text:p>0.93</text:p>
          </table:table-cell>
          <table:table-cell office:value-type="float" office:value="122.42" table:style-name="ce14">
            <text:p>122.42</text:p>
          </table:table-cell>
          <table:table-cell office:value-type="float" office:value="849" table:style-name="ce13">
            <text:p>849</text:p>
          </table:table-cell>
          <table:table-cell office:value-type="float" office:value="3257" table:style-name="ce13">
            <text:p>3,2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0619" table:style-name="ce13">
            <text:p>170,619</text:p>
          </table:table-cell>
          <table:table-cell office:value-type="float" office:value="99827" table:style-name="ce13">
            <text:p>99,827</text:p>
          </table:table-cell>
          <table:table-cell office:value-type="float" office:value="2389" table:style-name="ce13">
            <text:p>2,389</text:p>
          </table:table-cell>
          <table:table-cell office:value-type="float" office:value="1794" table:style-name="ce13">
            <text:p>1,794</text:p>
          </table:table-cell>
          <table:table-cell office:value-type="float" office:value="234259" table:style-name="ce13">
            <text:p>234,259</text:p>
          </table:table-cell>
          <table:table-cell office:value-type="float" office:value="0" table:style-name="ce13">
            <text:p>0</text:p>
          </table:table-cell>
          <table:table-cell office:value-type="float" office:value="3223142" table:style-name="ce13">
            <text:p>3,223,142</text:p>
          </table:table-cell>
          <table:table-cell office:value-type="float" office:value="620" table:style-name="ce13">
            <text:p>620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724.94" table:style-name="ce14">
            <text:p>724.94</text:p>
          </table:table-cell>
          <table:table-cell office:value-type="float" office:value="2799" table:style-name="ce13">
            <text:p>2,799</text:p>
          </table:table-cell>
          <table:table-cell office:value-type="float" office:value="8303" table:style-name="ce13">
            <text:p>8,3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3459439" table:style-name="ce13">
            <text:p>53,459,439</text:p>
          </table:table-cell>
          <table:table-cell office:value-type="float" office:value="34211898" table:style-name="ce13">
            <text:p>34,211,898</text:p>
          </table:table-cell>
          <table:table-cell office:value-type="float" office:value="466019" table:style-name="ce13">
            <text:p>466,019</text:p>
          </table:table-cell>
          <table:table-cell office:value-type="float" office:value="257700" table:style-name="ce13">
            <text:p>257,700</text:p>
          </table:table-cell>
          <table:table-cell office:value-type="float" office:value="98405202" table:style-name="ce13">
            <text:p>98,405,202</text:p>
          </table:table-cell>
          <table:table-cell office:value-type="float" office:value="147312230" table:style-name="ce13">
            <text:p>147,312,230</text:p>
          </table:table-cell>
          <table:table-cell office:value-type="float" office:value="239221721" table:style-name="ce13">
            <text:p>239,221,721</text:p>
          </table:table-cell>
          <table:table-cell office:value-type="float" office:value="1605423" table:style-name="ce13">
            <text:p>1,605,423</text:p>
          </table:table-cell>
          <table:table-cell office:value-type="float" office:value="0.17296189138914997" table:style-name="ce14">
            <text:p>0.17</text:p>
          </table:table-cell>
          <table:table-cell office:value-type="float" office:value="0.02" table:style-name="ce14">
            <text:p>0.02</text:p>
          </table:table-cell>
          <table:table-cell office:value-type="float" office:value="527.73921276740055" table:style-name="ce14">
            <text:p>527.74</text:p>
          </table:table-cell>
          <table:table-cell office:value-type="float" office:value="280037" table:style-name="ce13">
            <text:p>280,037</text:p>
          </table:table-cell>
          <table:table-cell office:value-type="float" office:value="1041998" table:style-name="ce13">
            <text:p>1,041,998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4.$A$1:11104.$N$23" table:base-cell-address="11104.$A$1"/>
          <table:named-range table:name="外部資料_10" table:cell-range-address="11104.$A$1:11104.$N$23" table:base-cell-address="11104.$A$1"/>
          <table:named-range table:name="外部資料_11" table:cell-range-address="11104.$A$1:11104.$N$23" table:base-cell-address="11104.$A$1"/>
          <table:named-range table:name="外部資料_12" table:cell-range-address="11104.$A$1:11104.$N$23" table:base-cell-address="11104.$A$1"/>
          <table:named-range table:name="外部資料_13" table:cell-range-address="11104.$A$1:11104.$N$23" table:base-cell-address="11104.$A$1"/>
          <table:named-range table:name="外部資料_14" table:cell-range-address="11104.$A$1:11104.$N$23" table:base-cell-address="11104.$A$1"/>
          <table:named-range table:name="外部資料_15" table:cell-range-address="11104.$A$1:11104.$N$23" table:base-cell-address="11104.$A$1"/>
          <table:named-range table:name="外部資料_16" table:cell-range-address="11104.$A$1:11104.$N$23" table:base-cell-address="11104.$A$1"/>
          <table:named-range table:name="外部資料_17" table:cell-range-address="11104.$A$1:11104.$N$23" table:base-cell-address="11104.$A$1"/>
          <table:named-range table:name="外部資料_18" table:cell-range-address="11104.$A$1:11104.$N$23" table:base-cell-address="11104.$A$1"/>
          <table:named-range table:name="外部資料_19" table:cell-range-address="11104.$A$1:11104.$N$23" table:base-cell-address="11104.$A$1"/>
          <table:named-range table:name="外部資料_2" table:cell-range-address="11104.$A$1:11104.$N$23" table:base-cell-address="11104.$A$1"/>
          <table:named-range table:name="外部資料_20" table:cell-range-address="11104.$A$1:11104.$N$23" table:base-cell-address="11104.$A$1"/>
          <table:named-range table:name="外部資料_21" table:cell-range-address="11104.$A$1:11104.$N$23" table:base-cell-address="11104.$A$1"/>
          <table:named-range table:name="外部資料_22" table:cell-range-address="11104.$A$1:11104.$N$23" table:base-cell-address="11104.$A$1"/>
          <table:named-range table:name="外部資料_23" table:cell-range-address="11104.$A$1:11104.$N$23" table:base-cell-address="11104.$A$1"/>
          <table:named-range table:name="外部資料_24" table:cell-range-address="11104.$A$1:11104.$N$23" table:base-cell-address="11104.$A$1"/>
          <table:named-range table:name="外部資料_25" table:cell-range-address="11104.$A$1:11104.$N$23" table:base-cell-address="11104.$A$1"/>
          <table:named-range table:name="外部資料_26" table:cell-range-address="11104.$A$1:11104.$N$23" table:base-cell-address="11104.$A$1"/>
          <table:named-range table:name="外部資料_27" table:cell-range-address="11104.$A$1:11104.$N$23" table:base-cell-address="11104.$A$1"/>
          <table:named-range table:name="外部資料_28" table:cell-range-address="11104.$A$1:11104.$N$23" table:base-cell-address="11104.$A$1"/>
          <table:named-range table:name="外部資料_29" table:cell-range-address="11104.$A$1:11104.$N$23" table:base-cell-address="11104.$A$1"/>
          <table:named-range table:name="外部資料_3" table:cell-range-address="11104.$A$1:11104.$N$23" table:base-cell-address="11104.$A$1"/>
          <table:named-range table:name="外部資料_30" table:cell-range-address="11104.$A$1:11104.$N$23" table:base-cell-address="11104.$A$1"/>
          <table:named-range table:name="外部資料_31" table:cell-range-address="11104.$A$1:11104.$N$23" table:base-cell-address="11104.$A$1"/>
          <table:named-range table:name="外部資料_32" table:cell-range-address="11104.$A$1:11104.$N$23" table:base-cell-address="11104.$A$1"/>
          <table:named-range table:name="外部資料_33" table:cell-range-address="11104.$A$1:11104.$N$23" table:base-cell-address="11104.$A$1"/>
          <table:named-range table:name="外部資料_34" table:cell-range-address="11104.$A$1:11104.$N$23" table:base-cell-address="11104.$A$1"/>
          <table:named-range table:name="外部資料_35" table:cell-range-address="11104.$A$1:11104.$N$23" table:base-cell-address="11104.$A$1"/>
          <table:named-range table:name="外部資料_36" table:cell-range-address="11104.$A$1:11104.$N$23" table:base-cell-address="11104.$A$1"/>
          <table:named-range table:name="外部資料_37" table:cell-range-address="11104.$A$1:11104.$N$23" table:base-cell-address="11104.$A$1"/>
          <table:named-range table:name="外部資料_38" table:cell-range-address="11104.$A$1:11104.$N$23" table:base-cell-address="11104.$A$1"/>
          <table:named-range table:name="外部資料_39" table:cell-range-address="11104.$A$1:11104.$N$23" table:base-cell-address="11104.$A$1"/>
          <table:named-range table:name="外部資料_4" table:cell-range-address="11104.$A$1:11104.$N$23" table:base-cell-address="11104.$A$1"/>
          <table:named-range table:name="外部資料_40" table:cell-range-address="11104.$A$1:11104.$N$23" table:base-cell-address="11104.$A$1"/>
          <table:named-range table:name="外部資料_41" table:cell-range-address="11104.$A$1:11104.$N$23" table:base-cell-address="11104.$A$1"/>
          <table:named-range table:name="外部資料_42" table:cell-range-address="11104.$A$1:11104.$N$23" table:base-cell-address="11104.$A$1"/>
          <table:named-range table:name="外部資料_43" table:cell-range-address="11104.$A$1:11104.$N$23" table:base-cell-address="11104.$A$1"/>
          <table:named-range table:name="外部資料_44" table:cell-range-address="11104.$A$1:11104.$N$23" table:base-cell-address="11104.$A$1"/>
          <table:named-range table:name="外部資料_45" table:cell-range-address="11104.$A$1:11104.$N$23" table:base-cell-address="11104.$A$1"/>
          <table:named-range table:name="外部資料_46" table:cell-range-address="11104.$A$1:11104.$N$23" table:base-cell-address="11104.$A$1"/>
          <table:named-range table:name="外部資料_47" table:cell-range-address="11104.$A$1:11104.$N$23" table:base-cell-address="11104.$A$1"/>
          <table:named-range table:name="外部資料_48" table:cell-range-address="11104.$A$1:11104.$N$23" table:base-cell-address="11104.$A$1"/>
          <table:named-range table:name="外部資料_49" table:cell-range-address="11104.$A$1:11104.$N$23" table:base-cell-address="11104.$A$1"/>
          <table:named-range table:name="外部資料_5" table:cell-range-address="11104.$A$1:11104.$N$23" table:base-cell-address="11104.$A$1"/>
          <table:named-range table:name="外部資料_50" table:cell-range-address="11104.$A$1:11104.$N$23" table:base-cell-address="11104.$A$1"/>
          <table:named-range table:name="外部資料_51" table:cell-range-address="11104.$A$1:11104.$N$23" table:base-cell-address="11104.$A$1"/>
          <table:named-range table:name="外部資料_52" table:cell-range-address="11104.$A$1:11104.$N$23" table:base-cell-address="11104.$A$1"/>
          <table:named-range table:name="外部資料_53" table:cell-range-address="11104.$A$1:11104.$N$23" table:base-cell-address="11104.$A$1"/>
          <table:named-range table:name="外部資料_54" table:cell-range-address="11104.$A$1:11104.$N$23" table:base-cell-address="11104.$A$1"/>
          <table:named-range table:name="外部資料_55" table:cell-range-address="11104.$A$1:11104.$N$23" table:base-cell-address="11104.$A$1"/>
          <table:named-range table:name="外部資料_56" table:cell-range-address="11104.$A$1:11104.$N$23" table:base-cell-address="11104.$A$1"/>
          <table:named-range table:name="外部資料_57" table:cell-range-address="11104.$A$1:11104.$N$23" table:base-cell-address="11104.$A$1"/>
          <table:named-range table:name="外部資料_58" table:cell-range-address="11104.$A$1:11104.$N$23" table:base-cell-address="11104.$A$1"/>
          <table:named-range table:name="外部資料_59" table:cell-range-address="11104.$A$1:11104.$N$23" table:base-cell-address="11104.$A$1"/>
          <table:named-range table:name="外部資料_6" table:cell-range-address="11104.$A$1:11104.$N$23" table:base-cell-address="11104.$A$1"/>
          <table:named-range table:name="外部資料_60" table:cell-range-address="11104.$A$1:11104.$N$23" table:base-cell-address="11104.$A$1"/>
          <table:named-range table:name="外部資料_61" table:cell-range-address="11104.$A$1:11104.$N$23" table:base-cell-address="11104.$A$1"/>
          <table:named-range table:name="外部資料_62" table:cell-range-address="11104.$A$1:11104.$N$23" table:base-cell-address="11104.$A$1"/>
          <table:named-range table:name="外部資料_63" table:cell-range-address="11104.$A$1:11104.$N$23" table:base-cell-address="11104.$A$1"/>
          <table:named-range table:name="外部資料_64" table:cell-range-address="11104.$A$1:11104.$N$23" table:base-cell-address="11104.$A$1"/>
          <table:named-range table:name="外部資料_65" table:cell-range-address="11104.$A$1:11104.$N$23" table:base-cell-address="11104.$A$1"/>
          <table:named-range table:name="外部資料_66" table:cell-range-address="11104.$A$1:11104.$N$23" table:base-cell-address="11104.$A$1"/>
          <table:named-range table:name="外部資料_67" table:cell-range-address="11104.$A$1:11104.$N$23" table:base-cell-address="11104.$A$1"/>
          <table:named-range table:name="外部資料_68" table:cell-range-address="11104.$A$1:11104.$N$23" table:base-cell-address="11104.$A$1"/>
          <table:named-range table:name="外部資料_69" table:cell-range-address="11104.$A$1:11104.$N$23" table:base-cell-address="11104.$A$1"/>
          <table:named-range table:name="外部資料_7" table:cell-range-address="11104.$A$1:11104.$N$23" table:base-cell-address="11104.$A$1"/>
          <table:named-range table:name="外部資料_70" table:cell-range-address="11104.$A$1:11104.$N$23" table:base-cell-address="11104.$A$1"/>
          <table:named-range table:name="外部資料_71" table:cell-range-address="11104.$A$1:11104.$N$23" table:base-cell-address="11104.$A$1"/>
          <table:named-range table:name="外部資料_72" table:cell-range-address="11104.$A$1:11104.$N$23" table:base-cell-address="11104.$A$1"/>
          <table:named-range table:name="外部資料_73" table:cell-range-address="11104.$A$1:11104.$N$23" table:base-cell-address="11104.$A$1"/>
          <table:named-range table:name="外部資料_74" table:cell-range-address="11104.$A$1:11104.$N$23" table:base-cell-address="11104.$A$1"/>
          <table:named-range table:name="外部資料_75" table:cell-range-address="11104.$A$1:11104.$N$23" table:base-cell-address="11104.$A$1"/>
          <table:named-range table:name="外部資料_76" table:cell-range-address="11104.$A$1:11104.$N$23" table:base-cell-address="11104.$A$1"/>
          <table:named-range table:name="外部資料_77" table:cell-range-address="11104.$A$1:11104.$N$23" table:base-cell-address="11104.$A$1"/>
          <table:named-range table:name="外部資料_78" table:cell-range-address="11104.$A$1:11104.$N$23" table:base-cell-address="11104.$A$1"/>
          <table:named-range table:name="外部資料_79" table:cell-range-address="11104.$A$1:11104.$N$23" table:base-cell-address="11104.$A$1"/>
          <table:named-range table:name="外部資料_8" table:cell-range-address="11104.$A$1:11104.$N$23" table:base-cell-address="11104.$A$1"/>
          <table:named-range table:name="外部資料_80" table:cell-range-address="11104.$A$1:11104.$N$23" table:base-cell-address="11104.$A$1"/>
          <table:named-range table:name="外部資料_9" table:cell-range-address="11104.$A$1:11104.$N$23" table:base-cell-address="111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5-24T06:18:21Z</meta:creation-date>
    <dc:date>2022-05-24T06:18:24Z</dc:date>
    <meta:print-date>2022-05-24T06:18:23Z</meta:print-date>
  </office:meta>
</office:document-meta>
</file>